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conocimiento de actividades usando ventanas fijas y solapadas clustering</text:p>
      <text:p text:style-name="Standard">El reconocimiento de actividades utilizando ventanas fijas y solapadas en combinación con técnicas de clustering es una aproximación comúnmente utilizada para analizar datos de series temporales y clasificar diferentes actividades o patrones presentes en los datos. Aquí tienes un enfoque general para realizar esta tarea:</text:p>
      <text:p text:style-name="Standard"/>
      <text:p text:style-name="Standard">1. Preparación de los datos: Asegúrate de tener tus datos en un formato adecuado, con las actividades etiquetadas o anotadas correctamente. Cada instancia de actividad debe estar asociada con un registro de tiempo.</text:p>
      <text:p text:style-name="Standard"/>
      <text:p text:style-name="Standard">2. Definición de parámetros: Decide la longitud de la ventana y el grado de solapamiento que deseas utilizar. La longitud de la ventana determinará la cantidad de registros de tiempo incluidos en cada ventana, mientras que el solapamiento controlará cuánto se superponen las ventanas entre sí.</text:p>
      <text:p text:style-name="Standard"/>
      <text:p text:style-name="Standard">3. División de las series temporales en ventanas: Divide cada serie temporal de actividades en ventanas de longitud fija. Si el solapamiento es del 50%, desplaza cada ventana a la mitad de la longitud de la ventana anterior. Asegúrate de que las ventanas no se extiendan más allá de los límites de la serie temporal.</text:p>
      <text:p text:style-name="Standard"/>
      <text:p text:style-name="Standard">4. Extracción de características: Para cada ventana, extrae características relevantes que puedan ayudar a describir la actividad presente en esa ventana. Estas características pueden incluir estadísticas descriptivas (como media, desviación estándar, etc.), características de frecuencia (mediante transformaciones de Fourier u otras técnicas) o características más específicas del dominio.</text:p>
      <text:p text:style-name="Standard"/>
      <text:p text:style-name="Standard">5. Aplicación del algoritmo de clustering: Utiliza un algoritmo de clustering, como k-means, DBSCAN o cualquier otro algoritmo adecuado para tu caso, para agrupar las ventanas basándote en las características extraídas. Cada grupo de ventanas representará una actividad o un patrón similar.</text:p>
      <text:p text:style-name="Standard"/>
      <text:p text:style-name="Standard">6. Interpretación de los resultados: Analiza los resultados del clustering y examina cómo se agrupan las ventanas. Cada grupo debe representar una actividad o un patrón específico. Puedes asignar etiquetas o nombres a cada grupo basándote en la interpretación de los datos.</text:p>
      <text:p text:style-name="Standard"/>
      <text:p text:style-name="Standard">Es importante experimentar con diferentes configuraciones de ventana y parámetros de clustering para obtener los mejores resultados. Además, ten en cuenta que la elección de características y el algoritmo de clustering dependerán de tus datos y del problema específico que estés abordando.</text:p>
      <text:p text:style-name="Standard"/>
      <text:p text:style-name="Standard">Recuerda que este es solo un enfoque general para reconocimiento de actividades utilizando ventanas fijas y solapadas en combinación con clustering. La complejidad y los detalles específicos pueden variar según el contexto y las características de tus dat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como generar un dataset a partir de un dataset de un único atributo con ventanas fijas y solapadas</text:p>
      <text:p text:style-name="Standard">Para generar un nuevo dataset a partir de un dataset existente con un único atributo utilizando ventanas fijas y solapadas, puedes seguir estos pasos:</text:p>
      <text:p text:style-name="Standard"/>
      <text:p text:style-name="Standard">1. Carga del dataset original: Importa el dataset original que contiene el único atributo del cual deseas generar las ventanas.</text:p>
      <text:p text:style-name="Standard"/>
      <text:p text:style-name="Standard">2. Definición de parámetros: Establece la longitud de la ventana y el grado de solapamiento que deseas aplicar. La longitud de la ventana determinará cuántos puntos de datos se incluirán en cada ventana, mientras que el solapamiento controlará cuánto se superponen las ventanas entre sí.</text:p>
      <text:p text:style-name="Standard"/>
      <text:p text:style-name="Standard">3. Creación de ventanas: Itera sobre los datos del atributo original y crea las ventanas correspondientes. Puedes utilizar un bucle para seleccionar subconjuntos de datos de longitud igual a la ventana definida. Asegúrate de desplazar la ventana en cada iteración según el grado de solapamiento establecido.</text:p>
      <text:p text:style-name="Standard"/>
      <text:p text:style-name="Standard">4. Creación de un nuevo dataset: Para cada ventana generada, crea una nueva instancia en el dataset resultante. Puedes almacenar cada ventana como una fila en el nuevo dataset, donde cada columna represente un punto de datos en la ventana.</text:p>
      <text:p text:style-name="Standard"/>
      <text:p text:style-name="Standard">5. Etiquetado de las ventanas: Si tienes información adicional o etiquetas para cada ventana, como la clase o categoría a la que pertenece, asegúrate de asociar correctamente las etiquetas correspondientes a cada ventana en el nuevo dataset.</text:p>
      <text:p text:style-name="Standard"/>
      <text:p text:style-name="Standard">6. Almacenamiento del nuevo dataset: Guarda el nuevo dataset generado en un formato adecuado, como un archivo CSV, para su posterior uso en el análisis o entrenamiento de modelos de aprendizaje automático.</text:p>
      <text:p text:style-name="Standard"/>
      <text:p text:style-name="Standard">Es importante tener en cuenta que el solapamiento entre las ventanas puede afectar la cantidad de datos disponibles en las últimas ventanas, especialmente si el tamaño del solapamiento no es divisor de la longitud total del atributo original. En estos casos, debes decidir si deseas descartar las ventanas incompletas o si deseas rellenar los datos faltantes.</text:p>
      <text:p text:style-name="Standard"/>
      <text:p text:style-name="Standard">Recuerda ajustar los parámetros según tus necesidades específicas y el tipo de datos que estés tratando. Además, ten en cuenta que este proceso generará un dataset más grande en comparación con el dataset original, ya que cada ventana se convierte en una instancia independiente en el nuevo dataset.</text:p>
      <text:p text:style-name="Standard"/>
      <text:p text:style-name="Standard"/>
      <text:p text:style-name="P1">cuantas columnas tendría que tener?</text:p>
      <text:p text:style-name="Standard"/>
      <text:p text:style-name="Standard">El número de columnas en el nuevo dataset generado a partir de ventanas fijas y solapadas dependerá de la longitud de la ventana que hayas definido y de la forma en que representes cada ventana.</text:p>
      <text:p text:style-name="Standard"/>
      <text:p text:style-name="Standard">Supongamos que tu dataset original consta de un único atributo y que has definido una ventana de longitud fija de tamaño N. Si decides representar cada ventana como una fila en el nuevo dataset, cada ventana tendrá N puntos de datos y, por lo tanto, cada fila en el nuevo dataset tendrá N columnas.</text:p>
      <text:p text:style-name="Standard"/>
      <text:p text:style-name="Standard"><text:soft-page-break/>Sin embargo, si prefieres representar cada ventana utilizando características derivadas de los puntos de datos dentro de la ventana, el número de columnas en el nuevo dataset puede variar. En este caso, tendrás que extraer características relevantes de la ventana y representarlas como columnas individuales en el nuevo dataset. El número de características que elijas extraer determinará el número de columnas en el nuevo dataset.</text:p>
      <text:p text:style-name="Standard"/>
      <text:p text:style-name="Standard">Es importante tener en cuenta que, al utilizar ventanas solapadas, es posible que algunas ventanas tengan una superposición de puntos de datos con las ventanas adyacentes. Esto significa que algunos puntos de datos pueden estar presentes en más de una ventana. En este caso, debes decidir cómo deseas tratar esta superposición en el nuevo dataset. Puedes incluir todas las instancias en el nuevo dataset, lo que daría lugar a duplicados en algunas columnas, o puedes elegir una estrategia para manejar la superposición y evitar duplicados.</text:p>
      <text:p text:style-name="Standard"/>
      <text:p text:style-name="Standard">En resumen, el número de columnas en el nuevo dataset generado utilizando ventanas fijas y solapadas dependerá de la longitud de la ventana y de cómo decidas representar cada ventana (ya sea como puntos de datos individuales o como características derivad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23:52:20.023635413</meta:creation-date>
    <dc:date>2023-05-26T23:57:32.726304463</dc:date>
    <meta:editing-duration>PT5M13S</meta:editing-duration>
    <meta:editing-cycles>1</meta:editing-cycles>
    <meta:document-statistic meta:table-count="0" meta:image-count="0" meta:object-count="0" meta:page-count="3" meta:paragraph-count="26" meta:word-count="1051" meta:character-count="6788" meta:non-whitespace-character-count="5763"/>
    <meta:generator>LibreOffice/7.0.4.2$Linux_X86_64 LibreOffice_project/00$Build-2</meta:generator>
  </office:meta>
</office:document-meta>
</file>